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4200000129F2269856.svm" manifest:media-type=""/>
  <manifest:file-entry manifest:full-path="Pictures/20000001000001F300000129A1FF7D4B.svm" manifest:media-type=""/>
  <manifest:file-entry manifest:full-path="Pictures/2000000100000374000001357960C3A5.svm" manifest:media-type=""/>
  <manifest:file-entry manifest:full-path="Pictures/20000001000008FE000003843143BD96.svm" manifest:media-type=""/>
  <manifest:file-entry manifest:full-path="Pictures/20000001000001EB000001299B9BEFA1.svm" manifest:media-type=""/>
  <manifest:file-entry manifest:full-path="Pictures/200000010000028F0000012D1A71A5DC.svm" manifest:media-type=""/>
  <manifest:file-entry manifest:full-path="Pictures/2000031C00004F1D00003B5632ADE6EF.wmf" manifest:media-type=""/>
  <manifest:file-entry manifest:full-path="Pictures/20000001000001F30000012D709F6124.svm" manifest:media-type=""/>
  <manifest:file-entry manifest:full-path="Pictures/2000000100000261000001355E05AAE8.svm" manifest:media-type=""/>
  <manifest:file-entry manifest:full-path="Pictures/2000000100000DA90000012DE431E37A.svm" manifest:media-type=""/>
  <manifest:file-entry manifest:full-path="Pictures/2000000100000250000000D8755B6AAD.svm" manifest:media-type=""/>
  <manifest:file-entry manifest:full-path="Pictures/20000001000001F7000001292F832FDB.svm" manifest:media-type=""/>
  <manifest:file-entry manifest:full-path="Pictures/200000010000026E00000131C72237C2.svm" manifest:media-type=""/>
  <manifest:file-entry manifest:full-path="Pictures/20000001000009C9000003176008DB50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marker-start="Arrow" draw:marker-start-width="0.102cm"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marker-end-width="0.102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102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755cm"/>
    </style:style>
    <style:style style:name="gr8" style:family="graphic" style:parent-style-name="standard">
      <style:graphic-properties draw:stroke="dash" draw:stroke-dash="Ultrafine_20_Dashed" draw:marker-end="Arrow" draw:marker-end-width="0.102cm" draw:textarea-horizontal-align="center" draw:textarea-vertical-align="middle"/>
    </style:style>
    <style:style style:name="gr9" style:family="graphic" style:parent-style-name="standard">
      <style:graphic-properties TexMathsArgs="10§display§I_{B4}&gt;I_{B3}&gt;I_{B2}&gt;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-V_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I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I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12§display§I_{B3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TexMathsArgs="12§display§I_{B4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TexMathsArgs="10§display§\Delta 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TexMathsArgs="10§display§\Delta v_{C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TexMathsArgs="10§latex§\begin{align*}&#10;m=\frac{\Delta i_C}{\Delta v_{CE}} \bigg |_{I_{B3}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0§latex§\begin{align*}&#10;r_o = \frac{\partial v_{CE}}{\partial i_C}=\frac{1}{m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text-properties fo:font-family="'XB Tabriz'" style:font-pitch="variable" fo:font-size="10pt" style:font-size-asian="10pt" style:font-family-complex="'XB Tabriz'" style:font-pitch-complex="variable" style:font-size-complex="10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2" style:family="text">
      <style:text-properties fo:font-family="'XB Tabriz'" style:font-pitch="variable" fo:font-size="10pt" style:font-size-asian="10pt" style:font-family-complex="'XB Tabriz'" style:font-pitch-complex="variable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2.208cm" svg:height="5.841cm" svg:x="0.378cm" svg:y="0.404cm">
          <draw:image xlink:href="Pictures/2000031C00004F1D00003B5632ADE6EF.wmf" xlink:type="simple" xlink:show="embed" xlink:actuate="onLoad">
            <text:p/>
          </draw:image>
        </draw:frame>
        <draw:line draw:style-name="gr2" draw:text-style-name="P1" draw:layer="layout" svg:x1="7.503cm" svg:y1="2.835cm" svg:x2="2.476cm" svg:y2="5.534cm">
          <text:p/>
        </draw:line>
        <draw:line draw:style-name="gr2" draw:text-style-name="P1" draw:layer="layout" svg:x1="7.409cm" svg:y1="3.572cm" svg:x2="2.476cm" svg:y2="5.534cm">
          <text:p/>
        </draw:line>
        <draw:line draw:style-name="gr2" draw:text-style-name="P1" draw:layer="layout" svg:x1="7.39cm" svg:y1="4.214cm" svg:x2="2.549cm" svg:y2="5.51cm">
          <text:p/>
        </draw:line>
        <draw:line draw:style-name="gr2" draw:text-style-name="P1" draw:layer="layout" svg:x1="7.314cm" svg:y1="4.876cm" svg:x2="2.476cm" svg:y2="5.534cm">
          <text:p/>
        </draw:line>
        <draw:line draw:style-name="gr2" draw:text-style-name="P1" xml:id="id4" draw:id="id4" draw:layer="layout" svg:x1="7.809cm" svg:y1="0.768cm" svg:x2="7.797cm" svg:y2="5.502cm">
          <text:p/>
        </draw:line>
        <draw:line draw:style-name="gr3" draw:text-style-name="P1" xml:id="id2" draw:id="id2" draw:layer="layout" svg:x1="7.218cm" svg:y1="2.184cm" svg:x2="7.8cm" svg:y2="2.184cm">
          <text:p/>
        </draw:line>
        <draw:frame draw:style-name="gr4" draw:text-style-name="P2" xml:id="id1" draw:id="id1" draw:layer="layout" svg:width="2.826cm" svg:height="0.911cm" svg:x="3.764cm" svg:y="1.068cm">
          <draw:text-box>
            <text:p><text:span text:style-name="T1">غیر افزائندہ خطہ</text:span></text:p>
          </draw:text-box>
        </draw:frame>
        <draw:connector draw:style-name="gr5" draw:text-style-name="P1" draw:layer="layout" draw:type="curve" svg:x1="6.59cm" svg:y1="1.523cm" svg:x2="7.509cm" svg:y2="2.184cm" draw:start-shape="id1" draw:end-shape="id2" draw:end-glue-point="0" svg:d="m6590 1523c613 0 919 220 919 661">
          <text:p/>
        </draw:connector>
        <draw:line draw:style-name="gr6" draw:text-style-name="P1" draw:layer="layout" svg:x1="7.809cm" svg:y1="1.327cm" svg:x2="8.128cm" svg:y2="1.327cm">
          <text:p/>
        </draw:line>
        <draw:frame draw:style-name="gr7" draw:text-style-name="P2" draw:layer="layout" svg:width="2.276cm" svg:height="0.911cm" svg:x="7.938cm" svg:y="0.872cm">
          <draw:text-box>
            <text:p><text:span text:style-name="T1">افزائندہ خطہ</text:span></text:p>
          </draw:text-box>
        </draw:frame>
        <draw:line draw:style-name="gr8" draw:text-style-name="P1" draw:layer="layout" svg:x1="9.993cm" svg:y1="1.327cm" svg:x2="10.999cm" svg:y2="1.327cm">
          <text:p/>
        </draw:line>
        <draw:connector draw:style-name="gr5" draw:text-style-name="P1" draw:layer="layout" draw:type="curve" svg:x1="8.406cm" svg:y1="6.133cm" svg:x2="7.803cm" svg:y2="5.502cm" draw:start-shape="id3" draw:start-glue-point="3" draw:end-shape="id4" draw:end-glue-point="2" svg:d="m8406 6133c-402 0-603-210-603-631">
          <text:p/>
        </draw:connector>
        <draw:line draw:style-name="gr2" draw:text-style-name="P1" draw:layer="layout" svg:x1="9.295cm" svg:y1="2.794cm" svg:x2="10.169cm" svg:y2="2.794cm">
          <text:p/>
        </draw:line>
        <draw:line draw:style-name="gr2" draw:text-style-name="P1" draw:layer="layout" svg:x1="10.163cm" svg:y1="2.757cm" svg:x2="10.163cm" svg:y2="2.453cm">
          <text:p/>
        </draw:line>
        <draw:frame draw:style-name="gr4" draw:text-style-name="P2" draw:layer="layout" svg:width="1.446cm" svg:height="0.911cm" svg:x="8.848cm" svg:y="1.842cm">
          <draw:text-box>
            <text:p><text:span text:style-name="T1">ڈھلوان</text:span></text:p>
          </draw:text-box>
        </draw:frame>
        <draw:frame draw:style-name="gr4" draw:text-style-name="P2" draw:layer="layout" svg:width="1.446cm" svg:height="0.911cm" svg:x="0.995cm" svg:y="1.242cm">
          <draw:text-box>
            <text:p><text:span text:style-name="T1">ڈھلوان</text:span></text:p>
          </draw:text-box>
        </draw:frame>
        <draw:frame draw:style-name="gr9" draw:text-style-name="P1" draw:layer="layout" svg:width="3.496cm" svg:height="0.3cm" svg:x="0.682cm" svg:y="0.731cm">
          <draw:image xlink:href="Pictures/2000000100000DA90000012DE431E37A.svm" xlink:type="simple" xlink:show="embed" xlink:actuate="onLoad">
            <text:p/>
          </draw:image>
        </draw:frame>
        <draw:frame draw:style-name="gr10" draw:text-style-name="P1" draw:layer="layout" svg:width="0.785cm" svg:height="0.36cm" svg:x="2.037cm" svg:y="5.803cm">
          <draw:image xlink:href="Pictures/200000010000028F0000012D1A71A5DC.svm" xlink:type="simple" xlink:show="embed" xlink:actuate="onLoad">
            <text:p/>
          </draw:image>
        </draw:frame>
        <draw:frame draw:style-name="gr11" draw:text-style-name="P1" draw:layer="layout" svg:width="0.385cm" svg:height="0.355cm" svg:x="6.942cm" svg:y="0.305cm">
          <draw:image xlink:href="Pictures/200000010000014200000129F2269856.svm" xlink:type="simple" xlink:show="embed" xlink:actuate="onLoad">
            <text:p/>
          </draw:image>
        </draw:frame>
        <draw:frame draw:style-name="gr12" draw:text-style-name="P1" draw:layer="layout" svg:width="0.709cm" svg:height="0.258cm" svg:x="11.599cm" svg:y="5.381cm">
          <draw:image xlink:href="Pictures/2000000100000250000000D8755B6AAD.svm" xlink:type="simple" xlink:show="embed" xlink:actuate="onLoad">
            <text:p/>
          </draw:image>
        </draw:frame>
        <draw:frame draw:style-name="gr13" draw:text-style-name="P1" xml:id="id3" draw:id="id3" draw:layer="layout" svg:width="0.745cm" svg:height="0.365cm" svg:x="8.406cm" svg:y="5.951cm">
          <draw:image xlink:href="Pictures/200000010000026E00000131C72237C2.svm" xlink:type="simple" xlink:show="embed" xlink:actuate="onLoad">
            <text:p/>
          </draw:image>
        </draw:frame>
        <draw:frame draw:style-name="gr4" draw:text-style-name="P3" draw:layer="layout" svg:width="1.704cm" svg:height="0.802cm" svg:x="8.958cm" svg:y="5.877cm">
          <draw:text-box>
            <text:p><text:span text:style-name="T2">غیرافزائندہ</text:span></text:p>
          </draw:text-box>
        </draw:frame>
        <draw:frame draw:style-name="gr14" draw:text-style-name="P1" draw:layer="layout" svg:width="0.588cm" svg:height="0.355cm" svg:x="11.107cm" svg:y="4.217cm">
          <draw:image xlink:href="Pictures/20000001000001EB000001299B9BEFA1.svm" xlink:type="simple" xlink:show="embed" xlink:actuate="onLoad">
            <text:p/>
          </draw:image>
        </draw:frame>
        <draw:frame draw:style-name="gr15" draw:text-style-name="P1" draw:layer="layout" svg:width="0.598cm" svg:height="0.355cm" svg:x="11.107cm" svg:y="3.083cm">
          <draw:image xlink:href="Pictures/20000001000001F300000129A1FF7D4B.svm" xlink:type="simple" xlink:show="embed" xlink:actuate="onLoad">
            <text:p/>
          </draw:image>
        </draw:frame>
        <draw:frame draw:style-name="gr16" draw:text-style-name="P1" draw:layer="layout" svg:width="0.598cm" svg:height="0.36cm" svg:x="11.107cm" svg:y="1.909cm">
          <draw:image xlink:href="Pictures/20000001000001F30000012D709F6124.svm" xlink:type="simple" xlink:show="embed" xlink:actuate="onLoad">
            <text:p/>
          </draw:image>
        </draw:frame>
        <draw:frame draw:style-name="gr17" draw:text-style-name="P1" draw:layer="layout" svg:width="0.602cm" svg:height="0.355cm" svg:x="11.107cm" svg:y="0.74cm">
          <draw:image xlink:href="Pictures/20000001000001F7000001292F832FDB.svm" xlink:type="simple" xlink:show="embed" xlink:actuate="onLoad">
            <text:p/>
          </draw:image>
        </draw:frame>
        <draw:frame draw:style-name="gr18" draw:text-style-name="P1" draw:layer="layout" svg:width="0.608cm" svg:height="0.308cm" svg:x="10.294cm" svg:y="2.533cm">
          <draw:image xlink:href="Pictures/2000000100000261000001355E05AAE8.svm" xlink:type="simple" xlink:show="embed" xlink:actuate="onLoad">
            <text:p/>
          </draw:image>
        </draw:frame>
        <draw:frame draw:style-name="gr19" draw:text-style-name="P1" draw:layer="layout" svg:width="0.883cm" svg:height="0.308cm" svg:x="9.34cm" svg:y="2.918cm">
          <draw:image xlink:href="Pictures/2000000100000374000001357960C3A5.svm" xlink:type="simple" xlink:show="embed" xlink:actuate="onLoad">
            <text:p/>
          </draw:image>
        </draw:frame>
        <draw:frame draw:style-name="gr20" draw:text-style-name="P1" draw:layer="layout" svg:width="2.301cm" svg:height="0.899cm" svg:x="1.031cm" svg:y="2.105cm">
          <draw:image xlink:href="Pictures/20000001000008FE000003843143BD96.svm" xlink:type="simple" xlink:show="embed" xlink:actuate="onLoad">
            <text:p/>
          </draw:image>
        </draw:frame>
        <draw:frame draw:style-name="gr21" draw:text-style-name="P1" draw:layer="layout" svg:width="2.504cm" svg:height="0.79cm" svg:x="1.047cm" svg:y="3.322cm">
          <draw:image xlink:href="Pictures/20000001000009C9000003176008DB50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12.954cm" fo:page-height="6.8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4-08-14T12:51:31</dc:date>
    <dc:creator>kkk </dc:creator>
    <meta:editing-duration>PT13M19S</meta:editing-duration>
    <meta:editing-cycles>3</meta:editing-cycles>
    <meta:generator>LibreOffice/3.3$Linux LibreOffice_project/330m19$Build-401</meta:generator>
    <meta:document-statistic meta:object-count="31"/>
  </office:meta>
</office:document-meta>
</file>